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Default_7e_LT_7e_Titel">
      <style:paragraph-properties fo:margin-top="0.0398in" fo:margin-bottom="0.0398in" loext:contextual-spacing="false" fo:text-align="center" style:justify-single-word="false"/>
      <style:text-properties fo:font-size="22pt" style:font-size-asian="22pt" style:font-size-complex="22pt"/>
    </style:style>
    <style:style style:name="P2" style:family="paragraph" style:parent-style-name="Default_7e_LT_7e_Titel" style:list-style-name="L1">
      <style:paragraph-properties fo:margin-top="0.0398in" fo:margin-bottom="0.0398in" loext:contextual-spacing="false" fo:text-align="justify" style:justify-single-word="false"/>
      <style:text-properties fo:font-size="15pt" officeooo:rsid="00128eea" officeooo:paragraph-rsid="00128eea" style:font-size-asian="13.1000003814697pt" style:font-size-complex="15pt"/>
    </style:style>
    <style:style style:name="P3" style:family="paragraph" style:parent-style-name="Default_7e_LT_7e_Titel" style:list-style-name="L1">
      <style:paragraph-properties fo:margin-top="0.0398in" fo:margin-bottom="0.0398in" loext:contextual-spacing="false" fo:text-align="justify" style:justify-single-word="false"/>
      <style:text-properties fo:font-size="15pt" officeooo:rsid="00128eea" officeooo:paragraph-rsid="00194f29" style:font-size-asian="13.1000003814697pt" style:font-size-complex="15pt"/>
    </style:style>
    <style:style style:name="P4" style:family="paragraph" style:parent-style-name="Default_7e_LT_7e_Titel" style:list-style-name="L1">
      <style:paragraph-properties fo:margin-top="0.0398in" fo:margin-bottom="0.0398in" loext:contextual-spacing="false" fo:text-align="justify" style:justify-single-word="false"/>
      <style:text-properties fo:font-size="15pt" officeooo:rsid="00140dc2" officeooo:paragraph-rsid="00140dc2" style:font-size-asian="13.1000003814697pt" style:font-size-complex="15pt"/>
    </style:style>
    <style:style style:name="P5" style:family="paragraph" style:parent-style-name="Default_7e_LT_7e_Titel" style:list-style-name="L1">
      <style:paragraph-properties fo:margin-top="0.0398in" fo:margin-bottom="0.0398in" loext:contextual-spacing="false" fo:text-align="justify" style:justify-single-word="false"/>
      <style:text-properties fo:font-size="15pt" officeooo:rsid="00140dc2" officeooo:paragraph-rsid="00194f29" style:font-size-asian="13.1000003814697pt" style:font-size-complex="15pt"/>
    </style:style>
    <style:style style:name="P6" style:family="paragraph" style:parent-style-name="Default_7e_LT_7e_Titel" style:list-style-name="L1">
      <style:paragraph-properties fo:margin-top="0.0398in" fo:margin-bottom="0.0398in" loext:contextual-spacing="false" fo:text-align="justify" style:justify-single-word="false"/>
      <style:text-properties fo:font-size="15pt" officeooo:rsid="0015d29e" officeooo:paragraph-rsid="0015d29e" style:font-size-asian="13.1000003814697pt" style:font-size-complex="15pt"/>
    </style:style>
    <style:style style:name="P7" style:family="paragraph" style:parent-style-name="Default_7e_LT_7e_Titel" style:list-style-name="L1">
      <style:paragraph-properties fo:margin-top="0.0398in" fo:margin-bottom="0.0398in" loext:contextual-spacing="false" fo:text-align="justify" style:justify-single-word="false"/>
      <style:text-properties fo:font-size="15pt" officeooo:rsid="0015d29e" officeooo:paragraph-rsid="00194f29" style:font-size-asian="13.1000003814697pt" style:font-size-complex="15pt"/>
    </style:style>
    <style:style style:name="T1" style:family="text">
      <style:text-properties officeooo:rsid="00128eea"/>
    </style:style>
    <style:style style:name="T2" style:family="text">
      <style:text-properties officeooo:rsid="00140d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 for Vampire Numer<text:span text:style-name="T1">s</text:span></text:p>
      <text:list xml:id="list3945524344" text:style-name="L1">
        <text:list-item>
          <text:p text:style-name="P2">Input the number range</text:p>
        </text:list-item>
        <text:list-item>
          <text:p text:style-name="P4">Spawn a stateless printer server, which receives a string and prints it.</text:p>
        </text:list-item>
        <text:list-item>
          <text:p text:style-name="P2">For each number in the range,</text:p>
          <text:list>
            <text:list-item>
              <text:p text:style-name="P2">Spawn a new process</text:p>
            </text:list-item>
            <text:list-item>
              <text:p text:style-name="P2">if (len_of_list)%2!=0, discard number</text:p>
            </text:list-item>
            <text:list-item>
              <text:p text:style-name="P4">if list has more than 1 zero, discard number</text:p>
            </text:list-item>
            <text:list-item>
              <text:p text:style-name="P4">Check if the number if composite,</text:p>
              <text:list>
                <text:list-item>
                  <text:p text:style-name="P4">For num=number and div=2</text:p>
                </text:list-item>
                <text:list-item>
                  <text:p text:style-name="P4">Return number as prime, if div*div&gt;=num (worst case)</text:p>
                </text:list-item>
                <text:list-item>
                  <text:p text:style-name="P4">Else, check if rem(num, div)==0</text:p>
                </text:list-item>
                <text:list-item>
                  <text:p text:style-name="P4">If yes, return num as composite</text:p>
                </text:list-item>
                <text:list-item>
                  <text:p text:style-name="P4">Else, recurse with num=num and div=div+1</text:p>
                </text:list-item>
              </text:list>
            </text:list-item>
            <text:list-item>
              <text:p text:style-name="P7">Discard number if it is prime</text:p>
            </text:list-item>
            <text:list-item>
              <text:p text:style-name="P3">Separate the digits:</text:p>
              <text:list>
                <text:list-item>
                  <text:p text:style-name="P5">For num=number and res=[]</text:p>
                </text:list-item>
                <text:list-item>
                  <text:p text:style-name="P3">Find the modulo of number with 10</text:p>
                </text:list-item>
                <text:list-item>
                  <text:p text:style-name="P3">Add this result at the end of a list with <text:span text:style-name="T2">offset=0</text:span></text:p>
                </text:list-item>
                <text:list-item>
                  <text:p text:style-name="P3">Divide the number by 10</text:p>
                </text:list-item>
                <text:list-item>
                  <text:p text:style-name="P3">Check if num==0, return the resulting list of digits</text:p>
                </text:list-item>
                <text:list-item>
                  <text:p text:style-name="P3">Else, recurse with num/10 and resulting list</text:p>
                </text:list-item>
              </text:list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DejaVu Serif" fo:font-family="'DejaVu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DejaVu Serif" fo:font-family="'DejaVu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DejaVu Sans2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DejaVu Serif" fo:font-family="'DejaVu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DejaVu Serif" fo:font-family="'DejaVu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00:35:51.283197268</meta:creation-date>
    <dc:date>2019-09-01T20:39:38.069798977</dc:date>
    <meta:editing-duration>PT1H7M21S</meta:editing-duration>
    <meta:editing-cycles>4</meta:editing-cycles>
    <meta:generator>LibreOffice/6.3.0.4$Linux_X86_64 LibreOffice_project/30$Build-4</meta:generator>
    <meta:document-statistic meta:table-count="0" meta:image-count="0" meta:object-count="0" meta:page-count="1" meta:paragraph-count="22" meta:word-count="151" meta:character-count="775" meta:non-whitespace-character-count="666"/>
  </office:meta>
</office:document-meta>
</file>